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334cm" svg:height="4.064cm" svg:x="0.108cm" svg:y="0.508cm">
          <text:p text:style-name="P1"><text:span text:style-name="T1">foreach</text:span></text:p>
          <text:p text:style-name="P1"><text:span text:style-name="T2"/></text:p>
          <text:p text:style-name="P1"><text:span text:style-name="T2">loop construction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588cm" svg:height="4.064cm" svg:x="7.12cm" svg:y="0.508cm">
          <text:p text:style-name="P1"><text:span text:style-name="T1">doParallel</text:span></text:p>
          <text:p text:style-name="P1"><text:span text:style-name="T2"/></text:p>
          <text:p text:style-name="P1"><text:span text:style-name="T2">plumbing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791cm" svg:height="4.064cm" svg:x="14.424cm" svg:y="0.508cm">
          <text:p text:style-name="P2"><text:span text:style-name="T1">parallel</text:span></text:p>
          <text:p text:style-name="P2"/>
          <text:p text:style-name="P2"><text:span text:style-name="T2">mechanics of</text:span></text:p>
          <text:p text:style-name="P2"><text:span text:style-name="T2">parallel comp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678cm" svg:height="0.762cm" svg:x="5.442cm" svg:y="2.28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678cm" svg:height="0.762cm" svg:x="12.741cm" svg:y="2.28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19cm" fo:text-indent="0cm"/>
      <style:text-properties style:use-window-font-color="true" style:text-outline="false" style:text-line-through-style="none" fo:font-family="Arial" style:font-family-generic="roman" style:font-pitch="variable" fo:font-size="7.6999998092651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096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72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48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24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24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24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24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24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0.6999998092651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2.322cm" svg:x="1cm" svg:y="4.759cm"/>
      <draw:page-thumbnail draw:layer="backgroundobjects" svg:width="9.294cm" svg:height="2.322cm" svg:x="1cm" svg:y="12.807cm"/>
      <draw:page-thumbnail draw:layer="backgroundobjects" svg:width="9.294cm" svg:height="2.322cm" svg:x="1cm" svg:y="20.855cm"/>
      <draw:page-thumbnail draw:layer="backgroundobjects" svg:width="9.294cm" svg:height="2.322cm" svg:x="11.295cm" svg:y="4.759cm"/>
      <draw:page-thumbnail draw:layer="backgroundobjects" svg:width="9.294cm" svg:height="2.322cm" svg:x="11.295cm" svg:y="12.807cm"/>
      <draw:page-thumbnail draw:layer="backgroundobjects" svg:width="9.294cm" svg:height="2.322cm" svg:x="11.295cm" svg:y="20.855cm"/>
    </style:handout-master>
    <style:master-page style:name="Default" style:page-layout-name="PM1" draw:style-name="Mdp1">
      <draw:frame presentation:style-name="Default-title" draw:layer="backgroundobjects" svg:width="18.287cm" svg:height="0.848cm" svg:x="1.016cm" svg:y="0.202cm" presentation:class="title" presentation:placeholder="true">
        <draw:text-box/>
      </draw:frame>
      <draw:frame presentation:style-name="Default-outline1" draw:layer="backgroundobjects" svg:width="18.287cm" svg:height="3.353cm" svg:x="1.016cm" svg:y="1.188cm" presentation:class="outline" presentation:placeholder="true">
        <draw:text-box/>
      </draw:frame>
      <draw:frame presentation:style-name="Mpr1" draw:text-style-name="MP1" draw:layer="backgroundobjects" svg:width="4.734cm" svg:height="0.35cm" svg:x="1.016cm" svg:y="4.62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441cm" svg:height="0.35cm" svg:x="6.949cm" svg:y="4.62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734cm" svg:height="0.35cm" svg:x="14.569cm" svg:y="4.627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03T14:36:34.09</meta:creation-date>
    <meta:editing-duration>PT4M36S</meta:editing-duration>
    <meta:editing-cycles>4</meta:editing-cycles>
    <dc:date>2014-04-03T14:56:21.53</dc:date>
    <meta:generator>OpenOffice.org/3.4.1$Win32 OpenOffice.org_project/341m1$Build-9593</meta:generator>
    <meta:document-statistic meta:object-count="28"/>
  </office:meta>
</office:document-meta>
</file>